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66e9" officeooo:paragraph-rsid="001c66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9T13:40:58.836000000</dc:date>
    <meta:editing-duration>PT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3.2$Windows_X86_64 LibreOffice_project/d1d0ea68f081ee2800a922cac8f79445e4603348</meta:generator>
  </office:meta>
</office:document-meta>
</file>